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ssier ECF – Projet EcoRide</text:p>
      <text:h text:style-name="Heading_20_1" text:outline-level="1">Partie 1 – Présentation du projet</text:h>
      <text:h text:style-name="Heading_20_2" text:outline-level="2">1. Résumé du projet</text:h>
      <text:p text:style-name="Standard">Le projet EcoRide est une plateforme web de covoiturage éco-responsable développée dans le cadre du Titre Professionnel Développeur Web et Web Mobile. Son objectif est de proposer une solution simple et sécurisée pour faciliter les déplacements tout en réduisant l’impact écologique lié à l’usage individuel de la voiture.<text:line-break/><text:line-break/>L’application permet à un utilisateur de s’inscrire, de créer un profil et d’indiquer s’il souhaite être chauffeur, passager ou les deux. Les chauffeurs peuvent enregistrer leur véhicule, préciser des préférences (fumeur, animaux, etc.) et proposer des trajets. Les passagers peuvent rechercher et réserver une place sur les trajets disponibles. Une gestion des rôles différencie également les profils administrateur et employé afin de faciliter la modération et le suivi.<text:line-break/><text:line-break/>Sur le plan technique, le projet repose sur une architecture MVC en PHP 8.2 avec PDO MySQL pour la gestion relationnelle des données et MongoDB pour stocker des informations plus souples (avis, feedbacks). Le front-end est construit avec Bootstrap 5, SCSS et JavaScript vanilla, pour garantir une interface moderne, responsive et accessible.<text:line-break/><text:line-break/>Des fonctionnalités de sécurité ont été intégrées : hachage des mots de passe, gestion des sessions sécurisées, protection CSRF sur les formulaires critiques et gestion des erreurs centralisée (404, 405, 500). L’environnement est entièrement conteneurisé avec Docker Compose, incluant Apache, PHP, MySQL, phpMyAdmin et Mongo Express.<text:line-break/><text:line-break/>Ce projet illustre la mise en pratique des compétences acquises durant la formation, en combinant bonnes pratiques de développement, sécurité, gestion de projet avec GitHub et documentation technique.</text:p>
      <text:h text:style-name="Heading_20_2" text:outline-level="2">2. Cahier des charges</text:h>
      <text:h text:style-name="Heading_20_3" text:outline-level="3">Présentation du projet</text:h>
      <text:p text:style-name="Standard">EcoRide est une plateforme web de covoiturage éco-responsable destinée à mettre en relation chauffeurs et passagers. L’objectif est de réduire l’empreinte carbone des trajets en optimisant le remplissage des véhicules.</text:p>
      <text:h text:style-name="Heading_20_3" text:outline-level="3">Objectifs</text:h>
      <text:p text:style-name="Standard">- Offrir une solution simple et ergonomique<text:line-break/>- Garantir la sécurité des comptes<text:line-break/>- Permettre la gestion différenciée des rôles<text:line-break/>- Fournir un environnement stable et reproductible via Docker</text:p>
      <text:h text:style-name="Heading_20_3" text:outline-level="3"><text:soft-page-break/>Fonctionnalités attendues</text:h>
      <text:p text:style-name="Standard">- Inscription / connexion sécurisées<text:line-break/>- Gestion du profil utilisateur<text:line-break/>- Gestion des véhicules<text:line-break/>- Création et consultation de trajets<text:line-break/>- Réservation de trajets<text:line-break/>- Interface d’administration<text:line-break/>- Pages d’erreurs dédiées</text:p>
      <text:h text:style-name="Heading_20_3" text:outline-level="3">Contraintes techniques</text:h>
      <text:p text:style-name="Standard">- Architecture MVC en PHP 8.2<text:line-break/>- Base MySQL + MongoDB<text:line-break/>- Front-end HTML5/Bootstrap/SCSS/JS<text:line-break/>- Déploiement via Docker Compose<text:line-break/>- GitHub pour le versioning</text:p>
      <text:h text:style-name="Heading_20_3" text:outline-level="3">Livrables</text:h>
      <text:p text:style-name="Standard">- Code source GitHub<text:line-break/>- Documentation technique et README<text:line-break/>- Rapport ECF<text:line-break/>- Manuel utilisateur</text:p>
      <text:h text:style-name="Heading_20_1" text:outline-level="1">Partie 2 – Spécifications techniques</text:h>
      <text:h text:style-name="Heading_20_2" text:outline-level="2">3. Technologies et langages utilisés</text:h>
      <text:p text:style-name="Standard">Backend : PHP 8.2 (MVC maison, PDO MySQL, MongoDB)<text:line-break/>Frontend : HTML5, Bootstrap 5, SCSS, JavaScript<text:line-break/>BDD : MySQL 8 + MongoDB<text:line-break/>Outils : Composer, phpMyAdmin, Mongo Express, GitHub</text:p>
      <text:h text:style-name="Heading_20_2" text:outline-level="2">4. Environnement de développement et d’exécution</text:h>
      <text:p text:style-name="Standard">IDE : VS Code<text:line-break/>Gestion de versions : GitHub (branches main/dev/feat)<text:line-break/>Conteneurisation : Docker Compose avec services (web, db, phpmyadmin, mongo, mongo-express)<text:line-break/>Déploiement local : docker compose up -d --build<text:line-break/>Environnements : phpdotenv (.env.example, .env.local)</text:p>
      <text:h text:style-name="Heading_20_2" text:outline-level="2">5. Sécurité mise en place</text:h>
      <text:p text:style-name="Standard">Hachage des mots de passe (password_hash)<text:line-break/>Sessions sécurisées (session_regenerate_id)<text:line-break/>Protection CSRF sur formulaires critiques<text:line-break/>PDO + requêtes préparées<text:line-break/><text:soft-page-break/>Gestion centralisée des erreurs (404/405/500)<text:line-break/>Secrets protégés via .env.local</text:p>
      <text:h text:style-name="Heading_20_2" text:outline-level="2">6. Veille technologique</text:h>
      <text:p text:style-name="Standard">Recherche sur Docker PHP/MySQL, MongoDB complémentaire SQL, sécurité OWASP (CSRF, XSS), tendances frameworks frontend. Choix d’un front léger Bootstrap + JS pour pédagogie.</text:p>
      <text:h text:style-name="Heading_20_1" text:outline-level="1">Partie 3 – Recherche</text:h>
      <text:h text:style-name="Heading_20_2" text:outline-level="2">Situation rencontrée</text:h>
      <text:p text:style-name="Standard">Mise en place d’une protection CSRF sur les formulaires login/register. Vulnérabilité initiale corrigée par ajout de jetons synchronisés.</text:p>
      <text:h text:style-name="Heading_20_2" text:outline-level="2">Source anglophone</text:h>
      <text:p text:style-name="Standard">OWASP Cheat Sheet – Cross-Site Request Forgery Prevention</text:p>
      <text:p text:style-name="Standard">“The synchronizer token pattern requires the generation of random ‘challenge’ tokens that are associated with the user’s current session. These tokens are inserted within HTML forms and verified on the server. If the token is missing or invalid, the request should be rejected.”</text:p>
      <text:h text:style-name="Heading_20_2" text:outline-level="2">Traduction</text:h>
      <text:p text:style-name="Standard">« Le modèle du jeton synchronisé requiert la génération de jetons aléatoires associés à la session courante de l’utilisateur. Ces jetons sont insérés dans les formulaires HTML et vérifiés côté serveur. Si le jeton est manquant ou invalide, la requête doit être rejetée. »</text:p>
      <text:h text:style-name="Heading_20_2" text:outline-level="2">Application au projet</text:h>
      <text:p text:style-name="Standard">Création d’un helper Csrf.php générant un jeton en session et vérifié côté serveur sur login/register. Renforce la sécurité conformément aux recommandations OWASP.</text:p>
      <text:h text:style-name="Heading_20_1" text:outline-level="1">Partie 4 – Informations complémentaires</text:h>
      <text:h text:style-name="Heading_20_2" text:outline-level="2">Choix d’architecture</text:h>
      <text:p text:style-name="Standard">MVC maison en PHP pour pédagogie et maîtrise. Respect PSR-4 et séparation des responsabilités.</text:p>
      <text:h text:style-name="Heading_20_2" text:outline-level="2">Points forts</text:h>
      <text:p text:style-name="Standard">Sécurité renforcée (hash, CSRF, PDO)<text:line-break/>Environnement Docker reproductible<text:line-break/>Expérience utilisateur améliorée avec Bootstrap + JS<text:line-break/>Documentation claire (README, .env.example)</text:p>
      <text:h text:style-name="Heading_20_2" text:outline-level="2"><text:soft-page-break/>Limites actuelles</text:h>
      <text:p text:style-name="Standard">MVP limité : recherche/filtrage trajets à enrichir<text:line-break/>Back-office basique<text:line-break/>Pas de notifications utilisateurs</text:p>
      <text:h text:style-name="Heading_20_2" text:outline-level="2">Axes d’amélioration</text:h>
      <text:p text:style-name="Standard">Développer une API REST<text:line-break/>Intégrer un paiement en ligne<text:line-break/>Améliorer la gestion/modération des avis<text:line-break/>Implémenter tests unitai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24.2.7.2$Linux_X86_64 LibreOffice_project/420$Build-2</meta:generator>
    <meta:document-statistic meta:table-count="0" meta:image-count="0" meta:object-count="0" meta:page-count="4" meta:paragraph-count="43" meta:word-count="755" meta:character-count="5314" meta:non-whitespace-character-count="4593"/>
    <meta:user-defined meta:name="AppVersion">14.0000</meta:user-defined>
    <meta:template xlink:type="simple" xlink:actuate="onRequest" xlink:title="Normal.dotm" xlink:href=""/>
  </office:meta>
</office:document-meta>
</file>